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use-window-font-color="true" style:text-underline-style="none" fo:font-weight="normal" fo:background-color="transparent" style:font-weight-asian="normal" style:font-weight-complex="normal"/>
    </style:style>
    <style:style style:name="P8"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9" style:family="paragraph" style:parent-style-name="Standard" style:list-style-name="L1">
      <style:text-properties style:text-underline-style="none" fo:font-weight="normal" style:font-weight-asian="normal" style:font-weight-complex="normal"/>
    </style:style>
    <style:style style:name="P10" style:family="paragraph" style:parent-style-name="Standard" style:list-style-name="L2">
      <style:text-properties style:text-underline-style="none" fo:font-weight="normal" style:font-weight-asian="normal" style:font-weight-complex="normal"/>
    </style:style>
    <style:style style:name="P11" style:family="paragraph" style:parent-style-name="Standard" style:list-style-name="L3">
      <style:text-properties style:text-underline-style="none" fo:font-weight="normal" style:font-weight-asian="normal" style:font-weight-complex="normal"/>
    </style:style>
    <style:style style:name="P12" style:family="paragraph" style:parent-style-name="Standard" style:list-style-name="L5">
      <style:text-properties style:text-underline-style="none" fo:font-weight="normal" style:font-weight-asian="normal" style:font-weight-complex="normal"/>
    </style:style>
    <style:style style:name="P13" style:family="paragraph" style:parent-style-name="Standard" style:list-style-name="L7">
      <style:text-properties style:text-underline-style="none" fo:font-weight="normal" style:font-weight-asian="normal" style:font-weight-complex="normal"/>
    </style:style>
    <style:style style:name="P14" style:family="paragraph" style:parent-style-name="Standard" style:list-style-name="L8">
      <style:text-properties style:text-underline-style="none" fo:font-weight="normal" style:font-weight-asian="normal" style:font-weight-complex="normal"/>
    </style:style>
    <style:style style:name="P15" style:family="paragraph" style:parent-style-name="Standard" style:list-style-name="L9">
      <style:text-properties style:text-underline-style="none" fo:font-weight="normal" style:font-weight-asian="normal" style:font-weight-complex="normal"/>
    </style:style>
    <style:style style:name="P16" style:family="paragraph" style:parent-style-name="Standard" style:list-style-name="L10">
      <style:text-properties style:text-underline-style="none" fo:font-weight="normal" style:font-weight-asian="normal" style:font-weight-complex="normal"/>
    </style:style>
    <style:style style:name="P17"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18" style:family="paragraph" style:parent-style-name="Standard" style:list-style-name="L11">
      <style:text-properties style:text-underline-style="none" fo:font-weight="normal" style:font-weight-asian="normal" style:font-weight-complex="normal"/>
    </style:style>
    <style:style style:name="P19" style:family="paragraph" style:parent-style-name="Standard" style:list-style-name="L15">
      <style:text-properties style:text-underline-style="none" fo:font-weight="normal" style:font-weight-asian="normal" style:font-weight-complex="normal"/>
    </style:style>
    <style:style style:name="P20" style:family="paragraph" style:parent-style-name="Standard" style:list-style-name="L16">
      <style:text-properties style:text-underline-style="none" fo:font-weight="normal" style:font-weight-asian="normal" style:font-weight-complex="normal"/>
    </style:style>
    <style:style style:name="P21" style:family="paragraph" style:parent-style-name="Standard" style:list-style-name="L17">
      <style:text-properties style:text-underline-style="none" fo:font-weight="normal" style:font-weight-asian="normal" style:font-weight-complex="normal"/>
    </style:style>
    <style:style style:name="P22" style:family="paragraph" style:parent-style-name="Standard" style:list-style-name="L2">
      <style:text-properties style:text-underline-style="none" fo:font-weight="normal" fo:background-color="#ffff66" style:font-weight-asian="normal" style:font-weight-complex="normal"/>
    </style:style>
    <style:style style:name="P23" style:family="paragraph" style:parent-style-name="Standard" style:list-style-name="L7">
      <style:text-properties style:text-underline-style="none" fo:font-weight="normal" fo:background-color="#ffff66" style:font-weight-asian="normal" style:font-weight-complex="normal"/>
    </style:style>
    <style:style style:name="P24" style:family="paragraph" style:parent-style-name="Standard" style:list-style-name="L2">
      <style:text-properties style:text-underline-style="none" fo:font-weight="normal" fo:background-color="#ff9999" style:font-weight-asian="normal" style:font-weight-complex="normal"/>
    </style:style>
    <style:style style:name="P25" style:family="paragraph" style:parent-style-name="Standard" style:list-style-name="L7">
      <style:text-properties style:text-underline-style="none" fo:font-weight="normal" fo:background-color="#ff9999" style:font-weight-asian="normal" style:font-weight-complex="normal"/>
    </style:style>
    <style:style style:name="P26" style:family="paragraph" style:parent-style-name="Standard" style:list-style-name="L8">
      <style:text-properties style:text-underline-style="none" fo:font-weight="normal" fo:background-color="#ff9999" style:font-weight-asian="normal" style:font-weight-complex="normal"/>
    </style:style>
    <style:style style:name="P27" style:family="paragraph" style:parent-style-name="Standard" style:list-style-name="L14">
      <style:text-properties style:text-underline-style="none" fo:font-weight="normal" fo:background-color="#ff9999" style:font-weight-asian="normal" style:font-weight-complex="normal"/>
    </style:style>
    <style:style style:name="P28" style:family="paragraph" style:parent-style-name="Standard" style:list-style-name="L2">
      <style:text-properties style:text-underline-style="none" fo:font-weight="normal" fo:background-color="#ffff99" style:font-weight-asian="normal" style:font-weight-complex="normal"/>
    </style:style>
    <style:style style:name="P29" style:family="paragraph" style:parent-style-name="Standard" style:list-style-name="L2">
      <style:text-properties style:text-underline-style="none" fo:font-weight="normal" fo:background-color="#ffffff" style:font-weight-asian="normal" style:font-weight-complex="normal"/>
    </style:style>
    <style:style style:name="P30" style:family="paragraph" style:parent-style-name="Standard" style:list-style-name="L3">
      <style:text-properties style:text-underline-style="none" fo:font-weight="normal" fo:background-color="transparent" style:font-weight-asian="normal" style:font-weight-complex="normal"/>
    </style:style>
    <style:style style:name="P31" style:family="paragraph" style:parent-style-name="Standard" style:list-style-name="L4">
      <style:text-properties style:text-underline-style="none" fo:font-weight="normal" fo:background-color="transparent" style:font-weight-asian="normal" style:font-weight-complex="normal"/>
    </style:style>
    <style:style style:name="P32" style:family="paragraph" style:parent-style-name="Standard" style:list-style-name="L7">
      <style:text-properties style:text-underline-style="none" fo:font-weight="normal" fo:background-color="transparent" style:font-weight-asian="normal" style:font-weight-complex="normal"/>
    </style:style>
    <style:style style:name="P33" style:family="paragraph" style:parent-style-name="Standard" style:list-style-name="L9">
      <style:text-properties style:text-underline-style="none" fo:font-weight="normal" fo:background-color="#ffff00" style:font-weight-asian="normal" style:font-weight-complex="normal"/>
    </style:style>
    <style:style style:name="P34" style:family="paragraph" style:parent-style-name="Standard" style:list-style-name="L10">
      <style:text-properties style:text-underline-style="none" fo:font-weight="normal" fo:background-color="#99ff66" style:font-weight-asian="normal" style:font-weight-complex="normal"/>
    </style:style>
    <style:style style:name="P35" style:family="paragraph" style:parent-style-name="Standard" style:list-style-name="L13">
      <style:text-properties style:text-underline-style="none" fo:font-weight="normal" fo:background-color="#ccffcc" style:font-weight-asian="normal" style:font-weight-complex="normal"/>
    </style:style>
    <style:style style:name="P36" style:family="paragraph" style:parent-style-name="Standard" style:list-style-name="L6">
      <style:text-properties style:text-underline-style="none" fo:font-weight="bold" fo:background-color="transparent" style:font-weight-asian="bold" style:font-weight-complex="bold"/>
    </style:style>
    <style:style style:name="P37" style:family="paragraph" style:parent-style-name="Standard" style:list-style-name="L6">
      <style:text-properties style:text-underline-style="none" fo:font-weight="bold" fo:background-color="#ccffcc" style:font-weight-asian="bold" style:font-weight-complex="bold"/>
    </style:style>
    <style:style style:name="P38" style:family="paragraph" style:parent-style-name="Standard" style:list-style-name="L9">
      <style:text-properties style:text-underline-style="none" fo:font-weight="bold" style:font-weight-asian="bold" style:font-weight-complex="bold"/>
    </style:style>
    <style:style style:name="P39" style:family="paragraph" style:parent-style-name="Standard" style:list-style-name="L9">
      <style:text-properties style:text-underline-style="none" fo:font-weight="bold" fo:background-color="#66ff99" style:font-weight-asian="bold" style:font-weight-complex="bold"/>
    </style:style>
    <style:style style:name="P40"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1"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2"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43"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44"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45" style:family="paragraph" style:parent-style-name="Standard" style:list-style-name="L2">
      <style:text-properties fo:color="#000000" style:text-underline-style="none" fo:font-weight="normal" fo:background-color="#ff9999" style:font-weight-asian="normal" style:font-weight-complex="normal"/>
    </style:style>
    <style:style style:name="P46" style:family="paragraph" style:parent-style-name="Standard" style:list-style-name="L3">
      <style:text-properties fo:color="#000000" style:text-underline-style="none" fo:font-weight="normal" fo:background-color="#ffffcc" style:font-weight-asian="normal" style:font-weight-complex="normal"/>
    </style:style>
    <style:style style:name="P47" style:family="paragraph" style:parent-style-name="Standard" style:list-style-name="L2">
      <style:text-properties fo:background-color="#ffffff"/>
    </style:style>
    <style:style style:name="P48"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49" style:family="paragraph" style:parent-style-name="Standard" style:list-style-name="L6">
      <style:text-properties fo:background-color="#ffff99"/>
    </style:style>
    <style:style style:name="P50" style:family="paragraph" style:parent-style-name="Standard" style:list-style-name="L6">
      <style:text-properties fo:background-color="transparent"/>
    </style:style>
    <style:style style:name="P51" style:family="paragraph" style:parent-style-name="Standard" style:list-style-name="L8"/>
    <style:style style:name="P52" style:family="paragraph" style:parent-style-name="Standard" style:list-style-name="L10"/>
    <style:style style:name="P53" style:family="paragraph" style:parent-style-name="Standard" style:list-style-name="L10">
      <style:paragraph-properties>
        <style:tab-stops/>
      </style:paragraph-properties>
    </style:style>
    <style:style style:name="P54" style:family="paragraph" style:parent-style-name="Standard" style:list-style-name="L10">
      <style:paragraph-properties>
        <style:tab-stops/>
      </style:paragraph-properties>
      <style:text-properties fo:background-color="#ffff00"/>
    </style:style>
    <style:style style:name="P55" style:family="paragraph" style:parent-style-name="Standard" style:list-style-name="L17"/>
    <style:style style:name="P56"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7"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8"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9" style:family="paragraph" style:parent-style-name="Standard" style:list-style-name="L13">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0" style:family="paragraph" style:parent-style-name="Standard" style:list-style-name="L8">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1"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62"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63"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64" style:family="paragraph" style:parent-style-name="Standard" style:list-style-name="RTF_5f_Num_20_2">
      <style:paragraph-properties fo:margin-left="0cm" fo:margin-right="0cm" fo:text-indent="0cm" style:auto-text-indent="false">
        <style:tab-stops/>
      </style:paragraph-properties>
      <style:text-properties fo:font-size="10pt" fo:background-color="#ccff00" style:font-size-asian="10pt" style:font-size-complex="10pt"/>
    </style:style>
    <style:style style:name="P65" style:family="paragraph" style:parent-style-name="Standard" style:list-style-name="RTF_5f_Num_20_2">
      <style:paragraph-properties fo:margin-left="0cm" fo:margin-right="0cm" fo:text-indent="0cm" style:auto-text-indent="false">
        <style:tab-stops/>
      </style:paragraph-properties>
      <style:text-properties fo:font-size="10pt" fo:background-color="#ccffcc" style:font-size-asian="10pt" style:font-size-complex="10pt"/>
    </style:style>
    <style:style style:name="P66"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67"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68"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69"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70"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71"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72" style:family="paragraph" style:parent-style-name="Standard" style:list-style-name="L10">
      <style:paragraph-properties fo:background-color="#ffffff">
        <style:tab-stops/>
        <style:background-image/>
      </style:paragraph-properties>
      <style:text-properties fo:background-color="#ffffff"/>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style:style style:name="T7"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8"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9" style:family="text">
      <style:text-properties style:use-window-font-color="true" style:text-underline-style="solid" style:text-underline-width="auto" style:text-underline-color="font-color" fo:font-weight="bold" fo:background-color="#ff9999" style:font-weight-asian="bold" style:font-weight-complex="bold"/>
    </style:style>
    <style:style style:name="T10" style:family="text">
      <style:text-properties style:use-window-font-color="true" style:text-underline-style="none" fo:font-weight="bold" style:font-weight-asian="bold" style:font-weight-complex="bold"/>
    </style:style>
    <style:style style:name="T11" style:family="text">
      <style:text-properties fo:background-color="#ff99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819326308584526907" text:style-name="L1">
        <text:list-item>
          <text:p text:style-name="P9">TODO OVERALL</text:p>
        </text:list-item>
        <text:list-item>
          <text:p text:style-name="P9">TODO PG1</text:p>
        </text:list-item>
        <text:list-item>
          <text:p text:style-name="P9">TODO PG2</text:p>
        </text:list-item>
        <text:list-item>
          <text:p text:style-name="P9">Marble Case</text:p>
        </text:list-item>
        <text:list-item>
          <text:p text:style-name="P9">Marbles</text:p>
        </text:list-item>
        <text:list-item>
          <text:p text:style-name="P9">TODO PG3</text:p>
        </text:list-item>
        <text:list-item>
          <text:p text:style-name="P9">TODO PG4</text:p>
        </text:list-item>
        <text:list-item>
          <text:p text:style-name="P9">TODO Cards</text:p>
        </text:list-item>
        <text:list-item>
          <text:p text:style-name="P9">TODO Carousel</text:p>
        </text:list-item>
        <text:list-item>
          <text:p text:style-name="P9">TODO Admin Area</text:p>
        </text:list-item>
        <text:list-item>
          <text:p text:style-name="P9">TODO Backend</text:p>
        </text:list-item>
        <text:list-item>
          <text:p text:style-name="P9">TODO Host</text:p>
        </text:list-item>
        <text:list-item>
          <text:p text:style-name="P9">TODO Data for cards</text:p>
        </text:list-item>
        <text:list-item>
          <text:p text:style-name="P9">TODO Color CV infomatic like the guy who did the website where you run about</text:p>
        </text:list-item>
        <text:list-item>
          <text:p text:style-name="P9">TODO Size friendly</text:p>
        </text:list-item>
        <text:list-item>
          <text:p text:style-name="P9">TODO Mobile friendly</text:p>
        </text:list-item>
        <text:list-item>
          <text:p text:style-name="P9">TODO Polish Checks</text:p>
        </text:list-item>
        <text:list-item>
          <text:p text:style-name="P9">Links</text:p>
          <text:p text:style-name="P40"/>
        </text:list-item>
        <text:list-item>
          <text:p text:style-name="P40">Design sections</text:p>
        </text:list-item>
      </text:list>
      <text:p text:style-name="P1"/>
      <text:p text:style-name="P1">TODO OVERALL</text:p>
      <text:list xml:id="list298459937348727778" text:style-name="L2">
        <text:list-item>
          <text:p text:style-name="P56">througout have had to make containers that are made to the ratio of the card so the card can grow to fit it proportionaltey. Maybe i can make it so based only on one dimension but height or width?</text:p>
        </text:list-item>
        <text:list-item>
          <text:p text:style-name="P56">reference in the html of aCard its click function so when dynamically created it still has its click functionality, or research live() if that doesnt work</text:p>
        </text:list-item>
        <text:list-item>
          <text:p text:style-name="P56">glass effect if go on to chrome add on for selecting components it glows when hover over and looks like how i want it</text:p>
        </text:list-item>
        <text:list-item>
          <text:p text:style-name="P56">when refactoring working! Need to get thing like the carousel and card displayer and give class like show glass hide glass so can share</text:p>
        </text:list-item>
        <text:list-item>
          <text:p text:style-name="P56">grey till load makes less sense now that the first page isnt grey</text:p>
        </text:list-item>
        <text:list-item>
          <text:p text:style-name="P56">have a look at this, want a <text:s/>plugin on my website so maybe this can be one</text:p>
          <text:list>
            <text:list-item>
              <text:p text:style-name="P56"><text:a xlink:type="simple" xlink:href="https://xbsoftware.com/demos/enjoyhint/#!/issues/home:show=all:status=open:tag=" text:style-name="Internet_20_link" text:visited-style-name="Visited_20_Internet_20_Link">https://xbsoftware.com/demos/enjoyhint/#!/issues/home:show=all:status=open:tag=</text:a> </text:p>
            </text:list-item>
          </text:list>
        </text:list-item>
        <text:list-item>
          <text:p text:style-name="P56">buttons = ensure all clickables have a hover event – a white glow maybe inner and out box shadow might do, so can use same effect on each element dispite differences</text:p>
          <text:list>
            <text:list-item>
              <text:p text:style-name="P56">needs to be correlation between clickables all have a shadow, glow, ...</text:p>
            </text:list-item>
            <text:list-item>
              <text:p text:style-name="P56"><text:a xlink:type="simple" xlink:href="https://css-tricks.com/almanac/selectors/a/active/" text:style-name="Internet_20_link" text:visited-style-name="Visited_20_Internet_20_Link">https://css-tricks.com/almanac/selectors/a/active/</text:a> </text:p>
            </text:list-item>
            <text:list-item>
              <text:p text:style-name="P56">maybe matching outline</text:p>
            </text:list-item>
            <text:list-item>
              <text:p text:style-name="P56">when drag the magnifier should shine or change colour so not just the dragging show it is active or another drop shadow – it could drop the shadow when hovered and pressed</text:p>
            </text:list-item>
            <text:list-item>
              <text:p text:style-name="P56">i dont use blue maybe this could be reserved for actions/buttons</text:p>
            </text:list-item>
          </text:list>
        </text:list-item>
        <text:list-item>
          <text:p text:style-name="P56">utils px to percent etc etc use it few places</text:p>
        </text:list-item>
        <text:list-item>
          <text:p text:style-name="P56">the scroll bars effect the measurement of screen viewport so when take them off will find the positioning of things ive calculated will be off by a small amount and will need adjusting eg. Balls on line pg4 card on line pg2 maybe balls pg3</text:p>
        </text:list-item>
        <text:list-item>
          <text:p text:style-name="P61">add email address + no' on pages – email needs to be image so crawlers cant get it</text:p>
        </text:list-item>
        <text:list-item>
          <text:p text:style-name="P56">set mobile view as just my cv – or my other site i made</text:p>
        </text:list-item>
        <text:list-item>
          <text:p text:style-name="P56">set function for retaining your coord but changing parent</text:p>
        </text:list-item>
        <text:list-item>
          <text:p text:style-name="P61"><text:soft-page-break/>one resizing .js that tracks what page on </text:p>
        </text:list-item>
        <text:list-item>
          <text:p text:style-name="P22">css is doubled in places makign hard to fix</text:p>
        </text:list-item>
        <text:list-item>
          <text:p text:style-name="P24">better quality images for marbles – slight white transparency</text:p>
        </text:list-item>
        <text:list-item>
          <text:p text:style-name="P28">data for cards</text:p>
        </text:list-item>
        <text:list-item>
          <text:p text:style-name="P45">redisgn marbles so have id based on their image</text:p>
        </text:list-item>
        <text:list-item>
          <text:p text:style-name="P10">remove scrolls</text:p>
        </text:list-item>
        <text:list-item>
          <text:p text:style-name="P10">global vars utils</text:p>
        </text:list-item>
        <text:list-item>
          <text:p text:style-name="P10">utils const for marbles</text:p>
        </text:list-item>
        <text:list-item>
          <text:p text:style-name="P10">work out what the corner link do – oauth to admin area where can alter carasoull </text:p>
        </text:list-item>
        <text:list-item>
          <text:p text:style-name="P10">need give balls momentum so keep going few steps like phone drag scroll</text:p>
        </text:list-item>
        <text:list-item>
          <text:p text:style-name="P10">interspace little bits of text about me, maybe humorous</text:p>
        </text:list-item>
        <text:list-item>
          <text:p text:style-name="P29">marble look fish bowl need jq library</text:p>
        </text:list-item>
        <text:list-item>
          <text:p text:style-name="P47">affordance shakes</text:p>
        </text:list-item>
        <text:list-item>
          <text:p text:style-name="P47">make arrows page 2 writing pg 1 etc fit nicely</text:p>
        </text:list-item>
        <text:list-item>
          <text:p text:style-name="P47">generate marbles from list technologies</text:p>
          <text:list>
            <text:list-item>
              <text:p text:style-name="P47">use template </text:p>
            </text:list-item>
            <text:list-item>
              <text:p text:style-name="P47">make it so can spin the image instead of div</text:p>
            </text:list-item>
            <text:list-item>
              <text:p text:style-name="P47">redo anims so dont need as much html</text:p>
            </text:list-item>
            <text:list-item>
              <text:p text:style-name="P47">anims own js file</text:p>
              <text:p text:style-name="P47"/>
            </text:list-item>
          </text:list>
        </text:list-item>
        <text:list-item>
          <text:p text:style-name="P47">generate cards from list projects</text:p>
        </text:list-item>
        <text:list-item>
          <text:p text:style-name="P47">make one set function for calculating lines – improve and keep code in one file – adjust forno scroll bars</text:p>
        </text:list-item>
        <text:list-item>
          <text:p text:style-name="P47">later a code pen and youtube on line equation</text:p>
        </text:list-item>
        <text:list-item>
          <text:p text:style-name="P47">move learning code folder into different drive for space</text:p>
        </text:list-item>
        <text:list-item>
          <text:p text:style-name="P47">lots scoping issues especially var and let and some issues with this and delays</text:p>
        </text:list-item>
        <text:list-item>
          <text:p text:style-name="P47">rewrite gradline equation, does it need to be several equations or built in, most things are placed based on top left, so should everything do that then be adjusted, would mean i can use offset </text:p>
        </text:list-item>
        <text:list-item>
          <text:p text:style-name="P47">lots of buttons and options and cards to click so maybe give all a drop shadow and each click removes a shadow</text:p>
        </text:list-item>
      </text:list>
      <text:p text:style-name="P2"/>
      <text:p text:style-name="P1">TODO PG1</text:p>
      <text:p text:style-name="P1"/>
      <text:list xml:id="list1659299467767403117" text:style-name="L3">
        <text:list-item>
          <text:p text:style-name="P46">remove mailto as get your email scrapped</text:p>
        </text:list-item>
        <text:list-item>
          <text:p text:style-name="P46">the anchors take up space and so cause corner icons to be in wrong place</text:p>
        </text:list-item>
        <text:list-item>
          <text:p text:style-name="P30">ado suggest make light then go dark as this would indicate that there is one thing to do and is done</text:p>
        </text:list-item>
        <text:list-item>
          <text:p text:style-name="P30">lighter backgrounds</text:p>
        </text:list-item>
        <text:list-item>
          <text:p text:style-name="P30">keep symbol tea marini transparent wine and shot (shot small size) get rid og rest</text:p>
        </text:list-item>
        <text:list-item>
          <text:p text:style-name="P30">glasses all shake after load</text:p>
        </text:list-item>
        <text:list-item>
          <text:p text:style-name="P30">maybe some white box shadow as two vertical lines down the buisnesscard area would look nice – tried a few things makes contrast a bit too much going to leave to later</text:p>
        </text:list-item>
        <text:list-item>
          <text:p text:style-name="P11">controlling writing size and ball rolling in right place and always leave the page properly – think its issue is it being part of the pg1 div maybe do it as part of the body</text:p>
        </text:list-item>
        <text:list-item>
          <text:p text:style-name="P11">the corner now not holding things right maybe to do with how ive altered anchor, or something else could look at the git </text:p>
        </text:list-item>
        <text:list-item>
          <text:p text:style-name="P11">try making background dark grey the retro_intro png insted</text:p>
        </text:list-item>
        <text:list-item>
          <text:p text:style-name="P11">tab initialise marbles on pg3 maybe should be a start js for intialising the website</text:p>
        </text:list-item>
        <text:list-item>
          <text:p text:style-name="P11"><text:soft-page-break/>did i remove word fade ins?</text:p>
        </text:list-item>
        <text:list-item>
          <text:p text:style-name="P11">The glasses go wonky because when mouse moves off get the hover offaction despite disabling hover, so try setting the angle and a inline style attribut with .css() this interfears with hover trying to set it – dirty solve maybe</text:p>
        </text:list-item>
      </text:list>
      <text:p text:style-name="Standard"/>
      <text:p text:style-name="P1">TODO PG2</text:p>
      <text:list xml:id="list5638739823931391398" text:style-name="L4">
        <text:list-item>
          <text:p text:style-name="P31">click arrows triggers draw or card or just the affordance collor to appear</text:p>
        </text:list-item>
        <text:list-item>
          <text:p text:style-name="P31">so any proportion wont make text go out top. Need turn and shrink div so doesnt overlap the top edge and put the text off it</text:p>
        </text:list-item>
        <text:list-item>
          <text:p text:style-name="P31">to stop occassional drap errors maybe this original_x =element.getBoundingClientRect().right; is better than lefts</text:p>
        </text:list-item>
        <text:list-item>
          <text:p text:style-name="P31">reuse instead of replicate drawer code for animation of drawer</text:p>
        </text:list-item>
        <text:list-item>
          <text:p text:style-name="P31">indicate click card – by rolling marble against it to shake it</text:p>
        </text:list-item>
        <text:list-item>
          <text:p text:style-name="P31">top arrow click to release ball bottom to open case a little</text:p>
        </text:list-item>
        <text:list-item>
          <text:p text:style-name="P31">case close as go up</text:p>
        </text:list-item>
        <text:list-item>
          <text:p text:style-name="P31">needs to be clear balls travel down the lines and that card stopping maybe need to see animate into place and maybe need to see it roll down partway and stop</text:p>
        </text:list-item>
        <text:list-item>
          <text:p text:style-name="P31">max draw pull not go all the way to the marble no further</text:p>
        </text:list-item>
        <text:list-item>
          <text:p text:style-name="P31"/>
        </text:list-item>
        <text:list-item>
          <text:p text:style-name="P31">adjust for diagnolness of card </text:p>
        </text:list-item>
        <text:list-item>
          <text:p text:style-name="P57">the card press makes the glass case not work – unlikely to be pressed after the card</text:p>
        </text:list-item>
        <text:list-item>
          <text:p text:style-name="P57">transistion from pg2 should create marble 1 2 3 for pg 3 <text:s/>--- but need 1 marble already inplace so can use it as location for marble transistioning from 2 to appear</text:p>
        </text:list-item>
        <text:list-item>
          <text:p text:style-name="P57">make arrows writting shrink better</text:p>
        </text:list-item>
        <text:list-item>
          <text:p text:style-name="P57">card could flash</text:p>
        </text:list-item>
      </text:list>
      <text:p text:style-name="P1"/>
      <text:p text:style-name="P1"/>
      <text:p text:style-name="P1">Marble Case</text:p>
      <text:list xml:id="list6608241555435534526" text:style-name="L5">
        <text:list-item>
          <text:p text:style-name="P48">the top glass edge is not infront of the marbles – blend mode overcomes this could look into it mix-blend-mode</text:p>
        </text:list-item>
        <text:list-item>
          <text:p text:style-name="P12">Marbles touching</text:p>
        </text:list-item>
        <text:list-item>
          <text:p text:style-name="P12"><text:s text:c="6"/>Marbles columns alternatively half marble height up</text:p>
        </text:list-item>
        <text:list-item>
          <text:p text:style-name="P12"><text:tab/>No gaps between marbles</text:p>
        </text:list-item>
        <text:list-item>
          <text:p text:style-name="P12"><text:s text:c="5"/>Think i need to set the break points</text:p>
        </text:list-item>
        <text:list-item>
          <text:p text:style-name="P12">I could use fluid containter with invisible balls attached to bottom second “column”</text:p>
        </text:list-item>
        <text:list-item>
          <text:p text:style-name="P12">and inline block so they go around it</text:p>
        </text:list-item>
        <text:list-item>
          <text:p text:style-name="P12">Or i could use columns with alternate alignment top and bottom that are </text:p>
        </text:list-item>
        <text:list-item>
          <text:p text:style-name="P12">The height of the the balls within plus half a ball</text:p>
          <text:p text:style-name="P12"/>
        </text:list-item>
        <text:list-item>
          <text:p text:style-name="P12">Alternatively find the ball with position that would make it bottom of the container and one marble in and give it a bottom margin of half a ball. Or put an object there that doesn't move</text:p>
          <text:p text:style-name="P12"/>
        </text:list-item>
        <text:list-item>
          <text:p text:style-name="P12">No overflow for the balls that wont fit in the container </text:p>
          <text:p text:style-name="P12"/>
        </text:list-item>
        <text:list-item>
          <text:p text:style-name="P12">Or if i put i put a col row on its side ??</text:p>
        </text:list-item>
        <text:list-item>
          <text:p text:style-name="P12">id, value or name marbles someway</text:p>
        </text:list-item>
        <text:list-item>
          <text:p text:style-name="P12">my marble should be a link</text:p>
        </text:list-item>
        <text:list-item>
          <text:p text:style-name="P12">all marble classes repeat each other </text:p>
        </text:list-item>
      </text:list>
      <text:p text:style-name="P4"/>
      <text:p text:style-name="P1"><text:soft-page-break/>Marbles </text:p>
      <text:list xml:id="list8416177344737274980" text:style-name="L6">
        <text:list-item>
          <text:p text:style-name="P36">mix blend mode look up for making whites of marbles transparent</text:p>
        </text:list-item>
        <text:list-item>
          <text:p text:style-name="P36">feel since seperated classes dont look as good</text:p>
        </text:list-item>
        <text:list-item>
          <text:p text:style-name="P36">plan when and what use marbleImg for marbleGlassEffect and aMarble</text:p>
        </text:list-item>
        <text:list-item>
          <text:p text:style-name="P37">populate carousel with their tech </text:p>
        </text:list-item>
        <text:list-item>
          <text:p text:style-name="P36">remove X Y divs on my marble</text:p>
        </text:list-item>
        <text:list-item>
          <text:p text:style-name="P49"><text:a xlink:type="simple" xlink:href="https://www.sitepoint.com/css3-transform-background-image/" text:style-name="Internet_20_link" text:visited-style-name="Visited_20_Internet_20_Link">https://www.sitepoint.com/css3-transform-background-image/</text:a><text:span text:style-name="T9"> make image spin not the </text:span><text:span text:style-name="T9">marble so that the shine and the roundness is stationary but image turns</text:span></text:p>
        </text:list-item>
        <text:list-item>
          <text:p text:style-name="P50"><text:span text:style-name="T7">forwar</text:span><text:span text:style-name="T8">ds</text:span><text:span text:style-name="T10">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7"/>
      <text:p text:style-name="P1"/>
      <text:p text:style-name="P1">TODO PG3</text:p>
      <text:list xml:id="list6223798513700437752" text:style-name="RTF_5f_Num_20_2">
        <text:list-header>
          <text:p text:style-name="P62"/>
          <text:p text:style-name="P69"/>
          <text:p text:style-name="P70"/>
          <text:p text:style-name="P63"/>
        </text:list-header>
        <text:list-item>
          <text:p text:style-name="P62">handle shake </text:p>
        </text:list-item>
        <text:list-item>
          <text:p text:style-name="P62">if trigger json magnifer not work</text:p>
        </text:list-item>
        <text:list-item>
          <text:p text:style-name="P62">make magnifier magnify</text:p>
        </text:list-item>
        <text:list-item>
          <text:p text:style-name="P62">why am i using rows and columns</text:p>
        </text:list-item>
        <text:list-item>
          <text:p text:style-name="P62">magnifier now not working nicely i think this maybe because all code slowed by jquery</text:p>
        </text:list-item>
        <text:list-item>
          <text:p text:style-name="P62">as magnifier turns it magnifies right card then middles then left left middle right</text:p>
          <text:p text:style-name="P64"/>
        </text:list-item>
        <text:list-item>
          <text:p text:style-name="P62">why if go to pg 3 above it marble 3 is above the page (before anything trigger) – because right zero</text:p>
        </text:list-item>
        <text:list-item>
          <text:p text:style-name="P62">is it possible to make handle better synced with marbles so always points at front one</text:p>
        </text:list-item>
        <text:list-item>
          <text:p text:style-name="P65">the shape can go over the corner so needs some set padding – which will inturn affect the shape so gonna need to be carefully done, it also pushes the marbles off the top and a card pokes out the right</text:p>
        </text:list-item>
        <text:list-item>
          <text:p text:style-name="P66">magnifier image replace</text:p>
        </text:list-item>
        <text:list-item>
          <text:p text:style-name="P67">pad the cards in a little and then make them tuck behind the page background and border of the shape so tucked in – cant think of a way of doing it</text:p>
        </text:list-item>
        <text:list-item>
          <text:p text:style-name="P67">trapezoid velvet red things that look like tabs that hold the cards in </text:p>
          <text:p text:style-name="P67"/>
        </text:list-item>
      </text:list>
      <text:p text:style-name="P1"/>
      <text:p text:style-name="P1">TODO PG4</text:p>
      <text:list xml:id="list1459940422858841193" text:style-name="L7">
        <text:list-header>
          <text:p text:style-name="P13"/>
        </text:list-header>
        <text:list-item>
          <text:p text:style-name="P41"><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item>
          <text:p text:style-name="P25">pg4 card containers based in someway on screen size </text:p>
        </text:list-item>
        <text:list-item>
          <text:p text:style-name="P23">pg4 click cards and shows you the card as single carasell item – all cards do it click once to see once to go</text:p>
        </text:list-item>
        <text:list-item>
          <text:p text:style-name="P32">resize code needs to regenerate marbles on the line but the code maybe used to initialise the page aswell, the existing code for generating on a line need updating from similar functions</text:p>
        </text:list-item>
      </text:list>
      <text:p text:style-name="P3"/>
      <text:p text:style-name="P1">TODO Cards</text:p>
      <text:list xml:id="list2620674811136922045" text:style-name="L8">
        <text:list-header>
          <text:p text:style-name="P14"/>
        </text:list-header>
        <text:list-item>
          <text:p text:style-name="P60"/>
        </text:list-item>
        <text:list-item>
          <text:p text:style-name="P60">a card click code repeated from page clickable cards to dynamically made use function to apply function singleCardDisplayOnClick(search){}$(search).find(".aCard").on('click', OR... ... also true for pg4</text:p>
          <text:list>
            <text:list-item>
              <text:p text:style-name="P60"><text:span text:style-name="T1">reference in the html of aCard its click function so when dynamically created it still has its click functionality, or research live() if that doesnt work</text:span></text:p>
            </text:list-item>
          </text:list>
        </text:list-item>
        <text:list-item>
          <text:p text:style-name="P51"><text:soft-page-break/><text:span text:style-name="T1">ribbon slight right shadow, maybe with angle so bigger top than bottom - </text:span><text:a xlink:type="simple" xlink:href="https://codepen.io/phy5prt/pen/ZgqdLr" text:style-name="Internet_20_link" text:visited-style-name="Visited_20_Internet_20_Link">https://codepen.io/phy5prt/pen/ZgqdLr</text:a> </text:p>
        </text:list-item>
        <text:list-item>
          <text:p text:style-name="P51">the me card no links so can accidenlty click on them when move card.</text:p>
          <text:list>
            <text:list-item>
              <text:p text:style-name="P51">The card maybe should be unique and explain what website does</text:p>
            </text:list-item>
            <text:list-item>
              <text:p text:style-name="P51">marbles are technologies ive used click on them to see the projects i have done that use them</text:p>
            </text:list-item>
            <text:list-item>
              <text:p text:style-name="P51">the bottoms hyperlinks take you to github etc to see projects in more detail</text:p>
            </text:list-item>
            <text:list-item>
              <text:p text:style-name="P51">the cards represent projects</text:p>
            </text:list-item>
            <text:list-item>
              <text:p text:style-name="P51">this card need to show in the whole screen before disapearing and letting marbles roll etc</text:p>
            </text:list-item>
          </text:list>
        </text:list-item>
        <text:list-item>
          <text:p text:style-name="P14">reread the ways of making a transparent internal line it was a css trick if could do it around the border could get transparent gap between shadow and card currently using second white shadow to acheive this</text:p>
        </text:list-item>
      </text:list>
      <text:p text:style-name="P6"/>
      <text:list xml:id="list36340225" text:continue-numbering="true" text:style-name="L8">
        <text:list-item>
          <text:p text:style-name="P14">put texture on ribbon canvas</text:p>
        </text:list-item>
        <text:list-item>
          <text:p text:style-name="P26">make the containers for card based on viewport</text:p>
        </text:list-item>
        <text:list-item>
          <text:p text:style-name="P51"><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6018133667227006647" text:style-name="L9">
        <text:list-item>
          <text:p text:style-name="P15"><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33">my special CV card the first card should also put in github CV location a color infomatic, open in second tab so website not lost – or just a card about me</text:p>
        </text:list-item>
        <text:list-item>
          <text:p text:style-name="P38"><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5">inset shadows on image box or writing box?</text:p>
        </text:list-item>
        <text:list-item>
          <text:p text:style-name="P15">3d art on back</text:p>
        </text:list-item>
        <text:list-item>
          <text:p text:style-name="P39">card link anchors need class hyperlinkAnchor</text:p>
        </text:list-item>
        <text:list-item>
          <text:p text:style-name="P71">try cards having marbles 3d shadow colours see looks good</text:p>
        </text:list-item>
        <text:list-item>
          <text:p text:style-name="P71">put a div in the cards for the box shadows</text:p>
          <text:p text:style-name="P38"/>
        </text:list-item>
      </text:list>
      <text:p text:style-name="P1"/>
      <text:p text:style-name="P1">TODO Carousel</text:p>
      <text:list xml:id="list5296600200550127256" text:style-name="L10">
        <text:list-header>
          <text:p text:style-name="P58"/>
        </text:list-header>
        <text:list-item>
          <text:p text:style-name="P16">use promise when generating so only shows you it when its allready so dont end up seeing the red spaces before cards resized</text:p>
        </text:list-item>
        <text:list-item>
          <text:p text:style-name="P16">when you click a card in the carousel you get the single card view and behind the sceenes the carousel turns, would be nice if only have the click work on the front card so turn it to front before click</text:p>
        </text:list-item>
        <text:list-item>
          <text:p text:style-name="P16">the center of the cards in not in the center surely this can be calculate base on half viewport width and height, cards should be bigger too</text:p>
        </text:list-item>
        <text:list-item>
          <text:p text:style-name="P34">change cardhyperlink image where its a carousel button to a different name</text:p>
        </text:list-item>
        <text:list-item>
          <text:p text:style-name="P16">move finds and queryselectors out of carousel functions</text:p>
        </text:list-item>
        <text:list-item>
          <text:p text:style-name="P16">maybe remove the buttons when goes wrong doesnt place cards has to think for long time</text:p>
        </text:list-item>
        <text:list-item>
          <text:p text:style-name="P16">clicking the broken image alt makes card go to left</text:p>
        </text:list-item>
        <text:list-item>
          <text:p text:style-name="P16">using display hidden which is bad but visibility didnt apply to i think the showcase elements (not sure at what level but is a overflow visibility important)</text:p>
        </text:list-item>
        <text:list-item>
          <text:p text:style-name="P16">arrows are moving the screen hopefully will be fixed with no scrol</text:p>
          <text:p text:style-name="P16"/>
        </text:list-item>
        <text:list-item>
          <text:p text:style-name="P16">carousel title has image of the tech its displaying next to it eg if unity the unity logo next to it</text:p>
        </text:list-item>
        <text:list-item>
          <text:p text:style-name="P16">leave button a box of cards?</text:p>
        </text:list-item>
        <text:list-item>
          <text:p text:style-name="P17">find out how to order a selected set of cards by the value in the array element they have been selected for</text:p>
        </text:list-item>
        <text:list-item>
          <text:p text:style-name="P53"><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soft-page-break/><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54"/>
        </text:list-item>
        <text:list-item>
          <text:p text:style-name="P72">fixed draw but not properly just moved carousel section to bottom which i think effects code execution order would be good to fix properly</text:p>
        </text:list-item>
        <text:list-item>
          <text:p text:style-name="P72">carousell needs to be brighter more fun </text:p>
        </text:list-item>
      </text:list>
      <text:p text:style-name="P1"/>
      <text:p text:style-name="P1">TODO Admin Area</text:p>
      <text:list xml:id="list7818328927263289537" text:style-name="L11">
        <text:list-item>
          <text:p text:style-name="P18">Admin carousell enable to alter and input cards info </text:p>
        </text:list-item>
      </text:list>
      <text:p text:style-name="P1"/>
      <text:p text:style-name="P1">TODO Backend</text:p>
      <text:list xml:id="list8232111675861064998" text:style-name="L12">
        <text:list-item>
          <text:p text:style-name="P42"/>
        </text:list-item>
      </text:list>
      <text:p text:style-name="P1"/>
      <text:p text:style-name="P1">TODO Host</text:p>
      <text:list xml:id="list1927236208571594745" text:style-name="L13">
        <text:list-item>
          <text:p text:style-name="P35">heroku</text:p>
        </text:list-item>
        <text:list-item>
          <text:p text:style-name="P59">aws later</text:p>
        </text:list-item>
        <text:list-item>
          <text:p text:style-name="P59">own domain name</text:p>
        </text:list-item>
      </text:list>
      <text:p text:style-name="P8"/>
      <text:p text:style-name="P1">TODO Data for cards</text:p>
      <text:p text:style-name="P1"/>
      <text:p text:style-name="P1">TODO Color informatic</text:p>
      <text:p text:style-name="P1"/>
      <text:list xml:id="list6299512727300942381" text:style-name="L14">
        <text:list-item>
          <text:p text:style-name="P43"><text:a xlink:type="simple" xlink:href="https://startbootstrap.com/guides/how-to-create-a-website-with-github-pages/" text:style-name="Internet_20_link" text:visited-style-name="Visited_20_Internet_20_Link"><text:span text:style-name="T11">https://startbootstrap.com/guides/how-to-create-a-website-with-github-pages/</text:span></text:a><text:span text:style-name="T11"> </text:span></text:p>
        </text:list-item>
        <text:list-item>
          <text:p text:style-name="P27">Or make a pdf, something thats just an image</text:p>
        </text:list-item>
        <text:list-item>
          <text:p text:style-name="P27">Downloadable nice colour resume and more traditional—rleonardi.com</text:p>
        </text:list-item>
      </text:list>
      <text:p text:style-name="P5"/>
      <text:p text:style-name="P4"/>
      <text:p text:style-name="P1">TODO Size friendly</text:p>
      <text:p text:style-name="P1"/>
      <text:p text:style-name="P1">TODO Mobile friendly</text:p>
      <text:list xml:id="list5377907724145490256" text:style-name="L15">
        <text:list-item>
          <text:p text:style-name="P19">short term just go to colour resume or cv or that other site i made</text:p>
        </text:list-item>
      </text:list>
      <text:p text:style-name="P1"/>
      <text:p text:style-name="P1">TODO Polish Checks</text:p>
      <text:list xml:id="list4272092510983625669" text:style-name="L16">
        <text:list-item>
          <text:p text:style-name="P20">check using only 2-3 fonts</text:p>
        </text:list-item>
        <text:list-item>
          <text:p text:style-name="P20">refactor css using style guide</text:p>
        </text:list-item>
        <text:list-item>
          <text:p text:style-name="P20">refacter using linters</text:p>
        </text:list-item>
        <text:list-item>
          <text:p text:style-name="P20">standardize naming</text:p>
        </text:list-item>
        <text:list-item>
          <text:p text:style-name="P20">write website documentation</text:p>
        </text:list-item>
        <text:list-item>
          <text:p text:style-name="P20">affordance shakes on interactable objects</text:p>
        </text:list-item>
        <text:list-item>
          <text:p text:style-name="P20">indication number of pages</text:p>
        </text:list-item>
        <text:list-item>
          <text:p text:style-name="P20">lets insted of vars</text:p>
        </text:list-item>
        <text:list-item>
          <text:p text:style-name="P20">backend remembers progress so when refresh website not messed up – would also have allowed just to get and rerender site per change though this may have been wasteful</text:p>
        </text:list-item>
        <text:list-item>
          <text:p text:style-name="P20">make z-index's sensible</text:p>
          <text:p text:style-name="P20"/>
        </text:list-item>
      </text:list>
      <text:p text:style-name="P4"/>
      <text:p text:style-name="P1"/>
      <text:p text:style-name="P1"/>
      <text:p text:style-name="P1"/>
      <text:p text:style-name="P1">Reflection</text:p>
      <text:list xml:id="list7437050824696505954" text:style-name="L17">
        <text:list-item>
          <text:p text:style-name="P55"><text:span text:style-name="T1">I tried to reinvent the wheel unique design but actually something like this using templates </text:span><text:soft-page-break/><text:span text:style-name="T1">plugins etc faster better - </text:span><text:a xlink:type="simple" xlink:href="http://timothyhoang.net/" text:style-name="Internet_20_link" text:visited-style-name="Visited_20_Internet_20_Link">http://timothyhoang.net/</text:a><text:span text:style-name="T1"> </text:span></text:p>
        </text:list-item>
        <text:list-item>
          <text:p text:style-name="P21">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1">remake the cards pure css with or without bootstrap rather than using jquery to resize via scale</text:p>
        </text:list-item>
        <text:list-item>
          <text:p text:style-name="P21">bootstrap vs non bootstrap</text:p>
        </text:list-item>
        <text:list-item>
          <text:p text:style-name="P21">stretch item bootstrap flexbox instead of my jquery stretching code to get cards right size</text:p>
        </text:list-item>
        <text:list-item>
          <text:p text:style-name="P21">retcon a design document each element would have been better if planned from the start so maybe like the glass case if html had the layers clever so the case is clickable except the marbles except the marbles</text:p>
          <text:p text:style-name="P21"/>
        </text:list-item>
      </text:list>
      <text:p text:style-name="P1">Links</text:p>
      <text:p text:style-name="P1"/>
      <text:list xml:id="list36328461" text:continue-list="list6223798513700437752" text:style-name="RTF_5f_Num_20_2">
        <text:list-item>
          <text:p text:style-name="P68"><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oft-page-break/><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6317510" text:continue-list="list5296600200550127256" text:style-name="L10">
        <text:list-item>
          <text:p text:style-name="P16"><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52"><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52"><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6">can ejs do what moustache does in js file – unsure can use both</text:p>
        </text:list-item>
        <text:list-item>
          <text:p text:style-name="P52"><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44"><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1H57M36S</meta:editing-duration>
    <meta:editing-cycles>130</meta:editing-cycles>
    <meta:generator>OpenOffice/4.1.6$Win32 OpenOffice.org_project/416m1$Build-9790</meta:generator>
    <dc:date>2019-10-02T16:12:36.40</dc:date>
    <dc:creator>Philip Tate</dc:creator>
    <meta:document-statistic meta:table-count="0" meta:image-count="0" meta:object-count="0" meta:page-count="8" meta:paragraph-count="264" meta:word-count="2751" meta:character-count="16804"/>
    <meta:user-defined meta:name="Info 1"/>
    <meta:user-defined meta:name="Info 2"/>
    <meta:user-defined meta:name="Info 3"/>
    <meta:user-defined meta:name="Info 4"/>
  </office:meta>
</office:document-meta>
</file>